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8e4e" officeooo:paragraph-rsid="00088e4e"/>
    </style:style>
    <style:style style:name="P2" style:family="paragraph" style:parent-style-name="Standard">
      <style:text-properties fo:font-weight="bold" officeooo:rsid="00088e4e" officeooo:paragraph-rsid="00088e4e" style:font-weight-asian="bold" style:font-weight-complex="bold"/>
    </style:style>
    <style:style style:name="T1" style:family="text">
      <style:text-properties officeooo:rsid="00099d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) descomposición QR Gram-Schmidt</text:p>
      <text:p text:style-name="P1"/>
      <text:p text:style-name="P1"/>
      <text:p text:style-name="P1">function [Q,R]=qrTest(A,method)</text:p>
      <text:p text:style-name="P1"/>
      <text:p text:style-name="P1">% method = 1 – uso clásico Gram-Schmidt</text:p>
      <text:p text:style-name="P1">% 2 - use Modified Gram-Schmidt</text:p>
      <text:p text:style-name="P1"/>
      <text:p text:style-name="P1">[m,n]=size(A);</text:p>
      <text:p text:style-name="P1">Q=zeros(m,n); R=zeros(n,n);</text:p>
      <text:p text:style-name="P1"/>
      <text:p text:style-name="P1">switch lower(method)</text:p>
      <text:p text:style-name="P1"><text:s text:c="4"/>case {'cgs','classical'} % Uso clásico Gram-Schmidt</text:p>
      <text:p text:style-name="P1"/>
      <text:p text:style-name="P1"><text:s text:c="4"/>R(1,1)=norm(A(:,1)); Q(:,1)=A(:,1)/R(1,1);</text:p>
      <text:p text:style-name="P1"><text:s text:c="4"/>for k=2:n</text:p>
      <text:p text:style-name="P1"><text:s text:c="8"/>v=A(:,k);</text:p>
      <text:p text:style-name="P1"><text:s text:c="8"/>for j=1:k-1</text:p>
      <text:p text:style-name="P1"><text:s text:c="12"/>R(j,k)=Q(:,j)'*A(:,k);</text:p>
      <text:p text:style-name="P1"><text:s text:c="12"/>v=v-R(j,k)*Q(:,j);</text:p>
      <text:p text:style-name="P1"><text:s text:c="8"/>end</text:p>
      <text:p text:style-name="P1"><text:s text:c="8"/>R(k,k)=norm(v); Q(:,k)=v/R(k,k);</text:p>
      <text:p text:style-name="P1"><text:s text:c="4"/>end</text:p>
      <text:p text:style-name="P1"><text:s text:c="4"/></text:p>
      <text:p text:style-name="P1"><text:s text:c="4"/>case {'mgs','modified'} % Use método modificado Gram-Schmidt</text:p>
      <text:p text:style-name="P1"><text:s text:c="3"/></text:p>
      <text:p text:style-name="P1"><text:s text:c="4"/>% Cop<text:span text:style-name="T1">ia data original</text:span></text:p>
      <text:p text:style-name="P1"><text:s text:c="4"/>At=A;</text:p>
      <text:p text:style-name="P1"/>
      <text:p text:style-name="P1"><text:s text:c="4"/>for k = 1:n</text:p>
      <text:p text:style-name="P1"><text:s text:c="8"/>R(k,k) = norm(At(:,k));</text:p>
      <text:p text:style-name="P1"><text:s text:c="8"/>if R(k,k) == 0 break; end</text:p>
      <text:p text:style-name="P1"><text:s text:c="8"/>Q(:,k) = At(:,k)/R(k,k);</text:p>
      <text:p text:style-name="P1"/>
      <text:p text:style-name="P1"><text:s text:c="8"/>for j = k+1:n</text:p>
      <text:p text:style-name="P1"><text:s text:c="12"/>R(k,j) = Q(:,k)'*At(:, j);</text:p>
      <text:p text:style-name="P1"><text:s text:c="12"/>At(:,j) = At(:,j)-R(k,j)*Q(:,k);</text:p>
      <text:p text:style-name="P1"><text:s text:c="8"/>end</text:p>
      <text:p text:style-name="P1"><text:s text:c="4"/>end</text:p>
      <text:p text:style-name="P1"><text:s text:c="5"/></text:p>
      <text:p text:style-name="P1"><text:s text:c="4"/>otherwise</text:p>
      <text:p text:style-name="P1"><text:s text:c="8"/>disp('Unknown method');</text:p>
      <text:p text:style-name="P1">end</text:p>
      <text:p text:style-name="P1"/>
      <text:p text:style-name="P1">% Put in reduced QR form</text:p>
      <text:p text:style-name="P1">if m&gt;n</text:p>
      <text:p text:style-name="P1"><text:s text:c="4"/>Q=Q(1:m,1:n); R=R(1:n,1:n);</text:p>
      <text:p text:style-name="P1">else</text:p>
      <text:p text:style-name="P1"><text:s text:c="4"/>Q=Q(1:m,1:m); R=R(1:m,1:n);</text:p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09:07:10.271837212</meta:creation-date>
    <dc:date>2017-07-12T10:30:11.287068718</dc:date>
    <meta:editing-duration>PT1H2M3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1" meta:word-count="102" meta:character-count="955" meta:non-whitespace-character-count="702"/>
  </office:meta>
</office:document-meta>
</file>